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adornments="Regular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8a157" officeooo:paragraph-rsid="0008a157"/>
    </style:style>
    <style:style style:name="P2" style:family="paragraph" style:parent-style-name="Text_20_body">
      <style:text-properties officeooo:rsid="0008a157" officeooo:paragraph-rsid="000d217f"/>
    </style:style>
    <style:style style:name="P3" style:family="paragraph" style:parent-style-name="Text_20_body">
      <style:text-properties officeooo:rsid="0008a157" officeooo:paragraph-rsid="0019e9f8"/>
    </style:style>
    <style:style style:name="P4" style:family="paragraph" style:parent-style-name="Text_20_body">
      <style:text-properties officeooo:rsid="0008a157" officeooo:paragraph-rsid="001ddc04"/>
    </style:style>
    <style:style style:name="P5" style:family="paragraph" style:parent-style-name="Text_20_body">
      <style:text-properties officeooo:rsid="0008a157" officeooo:paragraph-rsid="00202acf"/>
    </style:style>
    <style:style style:name="P6" style:family="paragraph" style:parent-style-name="Text_20_body">
      <style:text-properties officeooo:rsid="0008a157" officeooo:paragraph-rsid="00207bca"/>
    </style:style>
    <style:style style:name="P7" style:family="paragraph" style:parent-style-name="Text_20_body">
      <style:text-properties officeooo:rsid="0008a157" officeooo:paragraph-rsid="0021519a"/>
    </style:style>
    <style:style style:name="P8" style:family="paragraph" style:parent-style-name="Text_20_body">
      <style:text-properties officeooo:paragraph-rsid="0019e9f8"/>
    </style:style>
    <style:style style:name="P9" style:family="paragraph" style:parent-style-name="Text_20_body">
      <style:text-properties style:font-name="Liberation Sans1" fo:font-size="16.1000003814697pt" fo:font-weight="bold" officeooo:rsid="001b363f" officeooo:paragraph-rsid="001b363f" style:font-size-asian="16.1000003814697pt" style:font-weight-asian="bold" style:font-size-complex="16.1000003814697pt" style:font-weight-complex="bold"/>
    </style:style>
    <style:style style:name="P10" style:family="paragraph" style:parent-style-name="Text_20_body">
      <style:text-properties style:font-name="Liberation Sans1" fo:font-size="16.1000003814697pt" fo:font-weight="bold" officeooo:rsid="001ddc04" officeooo:paragraph-rsid="001ddc04" style:font-size-asian="16.1000003814697pt" style:font-weight-asian="bold" style:font-size-complex="16.1000003814697pt" style:font-weight-complex="bold"/>
    </style:style>
    <style:style style:name="P11" style:family="paragraph" style:parent-style-name="Text_20_body">
      <style:text-properties style:font-name="Liberation Sans1" fo:font-size="16.1000003814697pt" fo:font-weight="bold" officeooo:rsid="0021519a" officeooo:paragraph-rsid="0021519a" style:font-size-asian="16.1000003814697pt" style:font-weight-asian="bold" style:font-size-complex="16.1000003814697pt" style:font-weight-complex="bold"/>
    </style:style>
    <style:style style:name="P12" style:family="paragraph" style:parent-style-name="Text_20_body">
      <style:text-properties officeooo:rsid="001ddc04" officeooo:paragraph-rsid="001ddc04"/>
    </style:style>
    <style:style style:name="P13" style:family="paragraph" style:parent-style-name="Text_20_body">
      <style:text-properties officeooo:rsid="001ddc04" officeooo:paragraph-rsid="001f93f4"/>
    </style:style>
    <style:style style:name="P14" style:family="paragraph" style:parent-style-name="Text_20_body">
      <style:text-properties officeooo:rsid="001ddc04" officeooo:paragraph-rsid="00202acf"/>
    </style:style>
    <style:style style:name="P15" style:family="paragraph" style:parent-style-name="Text_20_body">
      <style:text-properties officeooo:rsid="001ddc04" officeooo:paragraph-rsid="00207bca"/>
    </style:style>
    <style:style style:name="P16" style:family="paragraph" style:parent-style-name="Text_20_body">
      <style:text-properties officeooo:rsid="001ddc04" officeooo:paragraph-rsid="0021519a"/>
    </style:style>
    <style:style style:name="P17" style:family="paragraph" style:parent-style-name="Text_20_body">
      <style:text-properties fo:font-size="9pt" fo:font-weight="normal" officeooo:rsid="00202acf" officeooo:paragraph-rsid="00202acf" style:font-size-asian="7.84999990463257pt" style:font-weight-asian="normal" style:font-size-complex="9pt" style:font-weight-complex="normal"/>
    </style:style>
    <style:style style:name="P18" style:family="paragraph" style:parent-style-name="Text_20_body">
      <style:text-properties officeooo:rsid="00097011" officeooo:paragraph-rsid="001ddc04"/>
    </style:style>
    <style:style style:name="P19" style:family="paragraph" style:parent-style-name="Text_20_body">
      <style:text-properties officeooo:paragraph-rsid="00202acf"/>
    </style:style>
    <style:style style:name="P20" style:family="paragraph" style:parent-style-name="Text_20_body">
      <style:text-properties officeooo:paragraph-rsid="00207bca"/>
    </style:style>
    <style:style style:name="P21" style:family="paragraph" style:parent-style-name="Text_20_body">
      <style:text-properties officeooo:paragraph-rsid="0021519a"/>
    </style:style>
    <style:style style:name="P22" style:family="paragraph" style:parent-style-name="Text_20_body">
      <style:text-properties officeooo:rsid="0021519a" officeooo:paragraph-rsid="0021519a"/>
    </style:style>
    <style:style style:name="P23" style:family="paragraph" style:parent-style-name="Text_20_body">
      <style:text-properties officeooo:rsid="00216e1e" officeooo:paragraph-rsid="00216e1e"/>
    </style:style>
    <style:style style:name="P24" style:family="paragraph" style:parent-style-name="Text_20_body">
      <style:text-properties officeooo:rsid="002389e9" officeooo:paragraph-rsid="002389e9"/>
    </style:style>
    <style:style style:name="P25" style:family="paragraph" style:parent-style-name="Text_20_body">
      <style:text-properties officeooo:rsid="002389e9" officeooo:paragraph-rsid="0024e153"/>
    </style:style>
    <style:style style:name="P26" style:family="paragraph" style:parent-style-name="Text_20_body">
      <style:text-properties style:font-name="Liberation Serif1" fo:font-size="12pt" fo:font-weight="normal" officeooo:rsid="00202acf" officeooo:paragraph-rsid="00207bca" style:font-size-asian="12pt" style:font-weight-asian="normal" style:font-size-complex="12pt" style:font-weight-complex="normal"/>
    </style:style>
    <style:style style:name="P27" style:family="paragraph" style:parent-style-name="Title">
      <style:text-properties officeooo:rsid="0008a157" officeooo:paragraph-rsid="0008a157"/>
    </style:style>
    <style:style style:name="P28" style:family="paragraph" style:parent-style-name="Preformatted_20_Text">
      <style:text-properties officeooo:rsid="00097011" officeooo:paragraph-rsid="0019e9f8"/>
    </style:style>
    <style:style style:name="P29" style:family="paragraph" style:parent-style-name="Preformatted_20_Text">
      <style:text-properties officeooo:rsid="00097011" officeooo:paragraph-rsid="001ddc04"/>
    </style:style>
    <style:style style:name="P30" style:family="paragraph" style:parent-style-name="Preformatted_20_Text">
      <style:text-properties officeooo:rsid="00097011" officeooo:paragraph-rsid="00202acf"/>
    </style:style>
    <style:style style:name="P31" style:family="paragraph" style:parent-style-name="Preformatted_20_Text">
      <style:text-properties officeooo:rsid="00097011" officeooo:paragraph-rsid="00207bca"/>
    </style:style>
    <style:style style:name="P32" style:family="paragraph" style:parent-style-name="Preformatted_20_Text">
      <style:text-properties officeooo:rsid="00097011" officeooo:paragraph-rsid="0021519a"/>
    </style:style>
    <style:style style:name="P33" style:family="paragraph" style:parent-style-name="Preformatted_20_Text">
      <style:text-properties officeooo:rsid="0019e9f8" officeooo:paragraph-rsid="0019e9f8"/>
    </style:style>
    <style:style style:name="P34" style:family="paragraph" style:parent-style-name="Preformatted_20_Text">
      <style:text-properties officeooo:rsid="00202acf" officeooo:paragraph-rsid="00202acf"/>
    </style:style>
    <style:style style:name="P35" style:family="paragraph" style:parent-style-name="Preformatted_20_Text">
      <style:text-properties officeooo:rsid="00207bca" officeooo:paragraph-rsid="00207bca"/>
    </style:style>
    <style:style style:name="P36" style:family="paragraph" style:parent-style-name="Preformatted_20_Text">
      <style:text-properties officeooo:rsid="00207bca" officeooo:paragraph-rsid="0021519a"/>
    </style:style>
    <style:style style:name="P37" style:family="paragraph" style:parent-style-name="Preformatted_20_Text">
      <style:text-properties officeooo:rsid="0021519a" officeooo:paragraph-rsid="0021519a"/>
    </style:style>
    <style:style style:name="P38" style:family="paragraph" style:parent-style-name="Heading_20_1">
      <style:text-properties officeooo:rsid="0019e9f8" officeooo:paragraph-rsid="0019e9f8"/>
    </style:style>
    <style:style style:name="P39" style:family="paragraph" style:parent-style-name="Heading_20_2">
      <style:text-properties officeooo:rsid="00108e9e" officeooo:paragraph-rsid="00108e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c5c" style:font-weight-asian="bold" style:font-weight-complex="bold"/>
    </style:style>
    <style:style style:name="T3" style:family="text">
      <style:text-properties officeooo:rsid="0019e9f8"/>
    </style:style>
    <style:style style:name="T4" style:family="text">
      <style:text-properties officeooo:rsid="001c494a"/>
    </style:style>
    <style:style style:name="T5" style:family="text">
      <style:text-properties officeooo:rsid="001ddc04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ize="16.1000003814697pt" fo:font-weight="bold" style:font-size-asian="16.1000003814697pt" style:font-weight-asian="bold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f93f4" style:font-size-asian="16.1000003814697pt" style:font-weight-asian="bold" style:font-size-complex="16.1000003814697pt" style:font-weight-complex="bold"/>
    </style:style>
    <style:style style:name="T9" style:family="text">
      <style:text-properties style:font-name="Liberation Sans1" fo:font-size="16.1000003814697pt" fo:font-weight="bold" officeooo:rsid="00202acf" style:font-size-asian="16.1000003814697pt" style:font-weight-asian="bold" style:font-size-complex="16.1000003814697pt" style:font-weight-complex="bold"/>
    </style:style>
    <style:style style:name="T10" style:family="text">
      <style:text-properties style:font-name="Liberation Sans1" fo:font-size="16.1000003814697pt" fo:font-weight="bold" officeooo:rsid="00207bca" style:font-size-asian="16.1000003814697pt" style:font-weight-asian="bold" style:font-size-complex="16.1000003814697pt" style:font-weight-complex="bold"/>
    </style:style>
    <style:style style:name="T11" style:family="text">
      <style:text-properties style:font-name="Liberation Sans1" fo:font-size="16.1000003814697pt" fo:font-weight="bold" officeooo:rsid="0021519a" style:font-size-asian="16.1000003814697pt" style:font-weight-asian="bold" style:font-size-complex="16.1000003814697pt" style:font-weight-complex="bold"/>
    </style:style>
    <style:style style:name="T12" style:family="text">
      <style:text-properties style:font-name="Liberation Sans1" fo:font-size="16.1000003814697pt" fo:font-weight="bold" officeooo:rsid="0024e153" style:font-size-asian="16.1000003814697pt" style:font-weight-asian="bold" style:font-size-complex="16.1000003814697pt" style:font-weight-complex="bold"/>
    </style:style>
    <style:style style:name="T13" style:family="text">
      <style:text-properties style:font-name="Liberation Sans1" officeooo:rsid="001f93f4"/>
    </style:style>
    <style:style style:name="T14" style:family="text">
      <style:text-properties officeooo:rsid="00202acf"/>
    </style:style>
    <style:style style:name="T15" style:family="text">
      <style:text-properties officeooo:rsid="00207bca"/>
    </style:style>
    <style:style style:name="T16" style:family="text">
      <style:text-properties officeooo:rsid="0021519a"/>
    </style:style>
    <style:style style:name="T17" style:family="text">
      <style:text-properties officeooo:rsid="0024e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pte rendu du TP n°<text:span text:style-name="T3">3</text:span></text:p>
      <text:h text:style-name="P38" text:outline-level="1">SSH et SCP</text:h>
      <text:h text:style-name="P39" text:outline-level="2">1.1 <text:span text:style-name="T3">connexion</text:span></text:h>
      <text:p text:style-name="P2">1. <text:span text:style-name="T3">Utilisation de la commande ssh</text:span></text:p>
      <text:p text:style-name="P28">$ <text:span text:style-name="T3">ssh b109@persee</text:span></text:p>
      <text:p text:style-name="P33">The authenticity of host 'persee (172.16.0.59)' can't be established.</text:p>
      <text:p text:style-name="P33">ECDSA key fingerprint is SHA256:15yVzYhEu4qQ1J9F1/2JCfGIcOwWcI6XWpLV8Gt/hz0.</text:p>
      <text:p text:style-name="P33">Are you sure you want to continue connecting (yes/no)? yes</text:p>
      <text:p text:style-name="P33">Warning: Permanently added 'persee,172.16.0.59' (ECDSA) to the list of known hosts.</text:p>
      <text:p text:style-name="P33">b109@persee's password: </text:p>
      <text:p text:style-name="P33">Linux persee.iut.bx1 4.19.0-6-amd64 #1 SMP Debian 4.19.67-2 (2019-08-28) x86_64</text:p>
      <text:p text:style-name="P33"/>
      <text:p text:style-name="P33">The programs included with the Debian GNU/Linux system are free software;</text:p>
      <text:p text:style-name="P33">the exact distribution terms for each program are described in the</text:p>
      <text:p text:style-name="P33">individual files in /usr/share/doc/*/copyright.</text:p>
      <text:p text:style-name="P33"/>
      <text:p text:style-name="P33">Debian GNU/Linux comes with ABSOLUTELY NO WARRANTY, to the extent</text:p>
      <text:p text:style-name="P33">permitted by applicable law.</text:p>
      <text:p text:style-name="P3"/>
      <text:p text:style-name="P3"><text:span text:style-name="T3">3</text:span>. <text:span text:style-name="T3">Ne fonctionne pas </text:span></text:p>
      <text:p text:style-name="P28">$ <text:span text:style-name="T3">xclock</text:span></text:p>
      <text:p text:style-name="P8"/>
      <text:p text:style-name="P3"><text:span text:style-name="T3">4</text:span>. <text:span text:style-name="T4">On utilise l’option « -X »</text:span></text:p>
      <text:p text:style-name="P28">$ <text:span text:style-name="T4">ssh -X </text:span><text:a xlink:type="simple" xlink:href="mailto:b109@persee" text:style-name="Internet_20_link" text:visited-style-name="Visited_20_Internet_20_Link"><text:span text:style-name="T4">b109@persee</text:span></text:a></text:p>
      <text:p text:style-name="P28">...</text:p>
      <text:p text:style-name="P8"/>
      <text:p text:style-name="P9">1.2 <text:span text:style-name="T5">Lancement de commande à distance</text:span></text:p>
      <text:p text:style-name="P12">On utilise la commande ssh avec l’option -X suivit de l’aplication a lancer</text:p>
      <text:p text:style-name="P29">$ <text:span text:style-name="T5">ssh -X </text:span><text:a xlink:type="simple" xlink:href="mailto:b109@persee" text:style-name="Internet_20_link" text:visited-style-name="Visited_20_Internet_20_Link"><text:span text:style-name="T5">b109@persee</text:span></text:a><text:span text:style-name="T5"> xbill</text:span></text:p>
      <text:p text:style-name="P29"><text:a xlink:type="simple" xlink:href="mailto:b109@persee" text:style-name="Internet_20_link" text:visited-style-name="Visited_20_Internet_20_Link"><text:span text:style-name="T5">b109@persee</text:span></text:a><text:span text:style-name="T5"> pasword :</text:span> </text:p>
      <text:p text:style-name="P4"/>
      <text:p text:style-name="P10"><text:soft-page-break/>1.3 Clés de machine</text:p>
      <text:p text:style-name="P13"><text:span text:style-name="T7">1.</text:span><text:span text:style-name="T8">4 scp : copie de fichiers</text:span></text:p>
      <text:p text:style-name="P17"><text:span text:style-name="T13">O</text:span><text:span text:style-name="T6">n utilise la commande scp</text:span></text:p>
      <text:p text:style-name="P29">$ <text:span text:style-name="T14">scp -r systeme/ </text:span><text:a xlink:type="simple" xlink:href="mailto:b109@persee" text:style-name="Internet_20_link" text:visited-style-name="Visited_20_Internet_20_Link"><text:span text:style-name="T14">b109@persee</text:span></text:a><text:span text:style-name="T14">:.</text:span></text:p>
      <text:p text:style-name="P34">b109@persee's password: </text:p>
      <text:p text:style-name="P34">Capture d'écran de 2019-09-10 08-49-07.png <text:s text:c="2"/>100% <text:s text:c="2"/>19KB <text:s text:c="2"/>8.6MB/s <text:s text:c="2"/>00:00 <text:s text:c="3"/></text:p>
      <text:p text:style-name="P34">hello.java <text:s text:c="35"/>100% <text:s/>133 <text:s text:c="2"/>156.4KB/s <text:s text:c="2"/>00:00 <text:s text:c="3"/></text:p>
      <text:p text:style-name="P34">tasks.json <text:s text:c="35"/>100% <text:s/>459 <text:s text:c="2"/>675.9KB/s <text:s text:c="2"/>00:00 <text:s text:c="3"/></text:p>
      <text:p text:style-name="P34">hello <text:s text:c="40"/>100% 9288 <text:s text:c="4"/>8.1MB/s <text:s text:c="2"/>00:00 <text:s text:c="3"/></text:p>
      <text:p text:style-name="P34">hello.cpp <text:s text:c="36"/>100% <text:s/>111 <text:s text:c="2"/>179.4KB/s <text:s text:c="2"/>00:00 <text:s text:c="3"/></text:p>
      <text:p text:style-name="P34">Hello.class <text:s text:c="34"/>100% <text:s/>447 <text:s text:c="2"/>647.1KB/s <text:s text:c="2"/>00:00 <text:s text:c="3"/></text:p>
      <text:p text:style-name="P34">text2.txt <text:s text:c="36"/>100% <text:s text:c="3"/>0 <text:s text:c="4"/>0.0KB/s <text:s text:c="2"/>00:00 <text:s text:c="3"/></text:p>
      <text:p text:style-name="P34">Capture d'écran de 2019-09-10 08-49-21.png <text:s text:c="2"/>100% <text:s/>467KB <text:s/>45.6MB/s <text:s text:c="2"/>00:00 <text:s text:c="3"/></text:p>
      <text:p text:style-name="P34">Capture d'écran de 2019-09-10 08-46-48.png <text:s text:c="2"/>100% <text:s text:c="2"/>20KB <text:s/>17.2MB/s <text:s text:c="2"/>00:00 <text:s text:c="3"/></text:p>
      <text:p text:style-name="P34">hello.cpp <text:s text:c="36"/>100% <text:s/>111 <text:s text:c="2"/>229.7KB/s <text:s text:c="2"/>00:00 <text:s text:c="3"/></text:p>
      <text:p text:style-name="P34">Capture d'écran de 2019-09-10 08-49-08.png <text:s text:c="2"/>100% <text:s text:c="2"/>34KB <text:s/>23.9MB/s <text:s text:c="2"/>00:00 <text:s text:c="3"/></text:p>
      <text:p text:style-name="P34">systeme.md <text:s text:c="35"/>100% 1285 <text:s text:c="4"/>2.5MB/s <text:s text:c="2"/>00:00 <text:s text:c="3"/></text:p>
      <text:p text:style-name="P34">gros.tgz <text:s text:c="37"/>100% 1735KB <text:s/>70.2MB/s <text:s text:c="2"/>00:00 <text:s text:c="3"/></text:p>
      <text:p text:style-name="P34">gros.txt <text:s text:c="37"/>100% 9705KB <text:s/>92.0MB/s <text:s text:c="2"/>00:00 <text:s text:c="3"/></text:p>
      <text:p text:style-name="P34">gros.tar <text:s text:c="37"/>100% 9710KB <text:s/>87.5MB/s <text:s text:c="2"/>00:00 <text:s text:c="3"/></text:p>
      <text:p text:style-name="P34">gros.tar.bz2 <text:s text:c="33"/>100% 1567KB <text:s/>78.2MB/s <text:s text:c="2"/>00:00 <text:s text:c="2"/></text:p>
      <text:p text:style-name="P18"/>
      <text:p text:style-name="P14"><text:span text:style-name="T7">1.</text:span><text:span text:style-name="T9">5</text:span><text:span text:style-name="T8"> </text:span><text:span text:style-name="T9">clés personnelles</text:span></text:p>
      <text:p text:style-name="P5">1.</text:p>
      <text:p text:style-name="P30">$ <text:span text:style-name="T14">ssh-keygen -t rsa</text:span></text:p>
      <text:p text:style-name="P34">Generating public/private rsa key pair.</text:p>
      <text:p text:style-name="P34">Enter file in which to save the key (/mnt/roost/users/aclaveau/.ssh/id_rsa): </text:p>
      <text:p text:style-name="P34">Enter passphrase (empty for no passphrase): </text:p>
      <text:p text:style-name="P34">Enter same passphrase again: </text:p>
      <text:p text:style-name="P34">Your identification has been saved in /mnt/roost/users/aclaveau/.ssh/id_rsa.</text:p>
      <text:p text:style-name="P34">Your public key has been saved in /mnt/roost/users/aclaveau/.ssh/id_rsa.pub.</text:p>
      <text:p text:style-name="P34">The key fingerprint is:</text:p>
      <text:p text:style-name="P34">SHA256:CmaMYJKiJxsdwn/aeer1h08RvXal/pWrHCH1oNvUl8s aclaveau@info-311-16x.iut.bx1</text:p>
      <text:p text:style-name="P34">The key's randomart image is:</text:p>
      <text:p text:style-name="P34">+---[RSA 2048]----+</text:p>
      <text:p text:style-name="P34">| <text:s text:c="16"/>|</text:p>
      <text:p text:style-name="P34">|.. <text:s text:c="9"/>. <text:s text:c="3"/>|</text:p>
      <text:p text:style-name="P34">|*o. <text:s text:c="7"/>. + <text:s/>.|</text:p>
      <text:p text:style-name="P34">|=+.+ <text:s text:c="7"/>+ =.o|</text:p>
      <text:p text:style-name="P34">|+ +.=. <text:s/>S <text:s/>+ =.=.|</text:p>
      <text:p text:style-name="P34">| = o+... <text:s text:c="3"/>B.+ +|</text:p>
      <text:p text:style-name="P34">|. <text:s/>. o.o <text:s/>.o o.E.|</text:p>
      <text:p text:style-name="P34">| <text:s text:c="5"/>+ ..... ..o|</text:p>
      <text:p text:style-name="P34">| <text:s text:c="3"/>.o <text:s text:c="2"/>.o. o...|</text:p>
      <text:p text:style-name="P34">+----[SHA256]-----+</text:p>
      <text:p text:style-name="P19"/>
      <text:p text:style-name="P5"/>
      <text:p text:style-name="P15"><text:soft-page-break/><text:span text:style-name="T10">2.</text:span><text:span text:style-name="T8"> </text:span><text:span text:style-name="T11">rsync</text:span></text:p>
      <text:p text:style-name="P26">1. </text:p>
      <text:p text:style-name="P31">$ <text:span text:style-name="T15">rsync -av systeme/ b109@persee</text:span></text:p>
      <text:p text:style-name="P35">sending incremental file list</text:p>
      <text:p text:style-name="P35">./</text:p>
      <text:p text:style-name="P35">gros.tar</text:p>
      <text:p text:style-name="P35">gros.tar.bz2</text:p>
      <text:p text:style-name="P35">gros.tgz</text:p>
      <text:p text:style-name="P35">gros.txt</text:p>
      <text:p text:style-name="P35">systeme.md</text:p>
      <text:p text:style-name="P35">M1101/</text:p>
      <text:p text:style-name="P35">M1101/Capture d'écran de 2019-09-10 08-46-48.png</text:p>
      <text:p text:style-name="P35">M1101/Capture d'écran de 2019-09-10 08-49-07.png</text:p>
      <text:p text:style-name="P35">M1101/Capture d'écran de 2019-09-10 08-49-08.png</text:p>
      <text:p text:style-name="P35">M1101/Capture d'écran de 2019-09-10 08-49-21.png</text:p>
      <text:p text:style-name="P35">M1101/hello.cpp</text:p>
      <text:p text:style-name="P35">M1101/semaine1/</text:p>
      <text:p text:style-name="P35">M1101/semaine1/Hello.class</text:p>
      <text:p text:style-name="P35">M1101/semaine1/hello</text:p>
      <text:p text:style-name="P35">M1101/semaine1/hello.cpp</text:p>
      <text:p text:style-name="P35">M1101/semaine1/hello.java</text:p>
      <text:p text:style-name="P35">M1101/semaine1/text2.txt</text:p>
      <text:p text:style-name="P35">M1101/semaine1/.vscode/</text:p>
      <text:p text:style-name="P35">M1101/semaine1/.vscode/tasks.json</text:p>
      <text:p text:style-name="P35">M1101/semaine1/semaine2/</text:p>
      <text:p text:style-name="P35"/>
      <text:p text:style-name="P35">sent 23,834,092 bytes <text:s/>received 347 bytes <text:s/>47,668,878.00 bytes/sec</text:p>
      <text:p text:style-name="P35">total size is 23,826,906 <text:s/>speedup is 1.00</text:p>
      <text:p text:style-name="P6"/>
      <text:p text:style-name="P6"><text:span text:style-name="T15">2</text:span>. <text:span text:style-name="T15">Lors de la réexecution, rien</text:span> <text:span text:style-name="T15">ne se copie</text:span></text:p>
      <text:p text:style-name="P31">$ <text:span text:style-name="T15">rsync -av systeme/ b109@persee</text:span></text:p>
      <text:p text:style-name="P35">sending incremental file list</text:p>
      <text:p text:style-name="P35"/>
      <text:p text:style-name="P35">sent 703 bytes <text:s/>received 16 bytes <text:s/>1,438.00 bytes/sec</text:p>
      <text:p text:style-name="P35">total size is 23,826,906 <text:s/>speedup is 33,138.95</text:p>
      <text:p text:style-name="P20"/>
      <text:p text:style-name="P6"/>
      <text:p text:style-name="P6"><text:span text:style-name="T15">3. </text:span><text:s/><text:span text:style-name="T15">Après l’ajout d’un fichier, la commande copie seulement le nouveau fichier</text:span></text:p>
      <text:p text:style-name="P31">$ <text:span text:style-name="T15">rsync -av systeme/ b109@persee</text:span></text:p>
      <text:p text:style-name="P35">sending incremental file list</text:p>
      <text:p text:style-name="P35">./</text:p>
      <text:p text:style-name="P35">AP1 (copie).tgz</text:p>
      <text:p text:style-name="P35"/>
      <text:p text:style-name="P35">sent 3,701 bytes <text:s/>received 42 bytes <text:s/>7,486.00 bytes/sec</text:p>
      <text:p text:style-name="P35">total size is 23,829,820 <text:s/>speedup is 6,366.50</text:p>
      <text:p text:style-name="P7"><text:soft-page-break/></text:p>
      <text:p text:style-name="P7"><text:span text:style-name="T16">4</text:span>. <text:span text:style-name="T16">Après la suppression, rien</text:span> <text:span text:style-name="T15">ne se copie, mais rien n’est supprimer non plus, il faut ajouter l’ option « -r »</text:span></text:p>
      <text:p text:style-name="P32">$ <text:span text:style-name="T15">rsync -av systeme/ b109@persee</text:span></text:p>
      <text:p text:style-name="P36">sending incremental file list</text:p>
      <text:p text:style-name="P36"/>
      <text:p text:style-name="P36">sent 7<text:span text:style-name="T16">10</text:span> bytes <text:s/>received <text:span text:style-name="T16">23</text:span> bytes <text:s/>1,4<text:span text:style-name="T16">66</text:span>.00 bytes/sec</text:p>
      <text:p text:style-name="P36">total size is 23,826,906 <text:s/>speedup is 3<text:span text:style-name="T16">2</text:span>,<text:span text:style-name="T16">506</text:span>.<text:span text:style-name="T16">01</text:span></text:p>
      <text:p text:style-name="P36"/>
      <text:p text:style-name="P37">$rsync -avr systeme/ b109@persee</text:p>
      <text:p text:style-name="P37">sending incremental file list</text:p>
      <text:p text:style-name="P37"/>
      <text:p text:style-name="P37">sent 703 bytes <text:s/>received 16 bytes <text:s/>1,438.00 bytes/sec</text:p>
      <text:p text:style-name="P37">total size is 23,826,906 <text:s/>speedup is 33,138.95</text:p>
      <text:p text:style-name="P21"/>
      <text:p text:style-name="P22">Si l’option «-z » est ajouter, les fichier son compresser pour être moins lourd à transporter.</text:p>
      <text:p text:style-name="P11"/>
      <text:p text:style-name="P16"><text:span text:style-name="T11">3</text:span><text:span text:style-name="T10">.</text:span><text:span text:style-name="T8"> </text:span><text:span text:style-name="T11">Configuration de SSH</text:span></text:p>
      <text:p text:style-name="P23"><text:span text:style-name="T11">4. </text:span><text:span text:style-name="T12">Édition</text:span><text:span text:style-name="T7"> de texte en mode console</text:span></text:p>
      <text:p text:style-name="P24">- <text:s/><text:span text:style-name="T17">les différents modes d’édition de vim sont : insertion, annulation et effacement</text:span></text:p>
      <text:p text:style-name="P25">- <text:span text:style-name="T17">On quitte vim avec « : q ! » ou « :wq » pour enregistrer et quiter</text:span></text:p>
      <text:p text:style-name="P24">- <text:span text:style-name="T17">On utilise « d$ 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adornments="Regular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c0c0c0"/>
      <style:paragraph-properties fo:margin-top="0cm" fo:margin-bottom="0cm" loext:contextual-spacing="false" style:page-number="auto" fo:background-color="transparent" fo:padding="0.499cm" fo:border="0.79pt solid #000000" style:shadow="none" style:writing-mode="page">
        <style:tab-stops>
          <style:tab-stop style:position="1cm"/>
        </style:tab-stops>
      </style:paragraph-properties>
      <style:text-properties style:font-name="Noto Mono" fo:font-family="'Noto Mono'" style:font-style-name="Regular" style:font-pitch="fixed" fo:font-size="9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157" officeooo:paragraph-rsid="0008a157"/>
    </style:style>
    <style:style style:name="MT1" style:family="text">
      <style:text-properties fo:font-weight="bold" officeooo:rsid="000d0c5c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M1 101 – Système d’exploitation<text:tab/><text:tab/><text:span text:style-name="MT1">Armand Claveau</text:span><text:span text:style-name="MT2"> - </text:span><text:span text:style-name="MT1">S1B’</text:span></text:p>
      </style:header>
      <style:footer>
        <text:p text:style-name="Footer"><text:date style:data-style-name="N36" text:date-value="2019-10-08T14:07:24.106252840">08/10/2019</text:dat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41:07.555066575</meta:creation-date>
    <dc:date>2019-10-08T14:07:24.030269402</dc:date>
    <meta:editing-duration>PT45M59S</meta:editing-duration>
    <meta:editing-cycles>13</meta:editing-cycles>
    <meta:generator>LibreOffice/5.2.7.2$Linux_X86_64 LibreOffice_project/20m0$Build-2</meta:generator>
    <meta:document-statistic meta:table-count="0" meta:image-count="0" meta:object-count="0" meta:page-count="4" meta:paragraph-count="125" meta:word-count="647" meta:character-count="5048" meta:non-whitespace-character-count="3862"/>
  </office:meta>
</office:document-meta>
</file>